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00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66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2.539cm" svg:height="1.27cm" svg:x="6.345cm" svg:y="2.031cm">
          <text:p text:style-name="P1"><text:span text:style-name="T1">prep-data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6" draw:id="id16" draw:layer="layout" svg:width="3.555cm" svg:height="1.016cm" svg:x="16.001cm" svg:y="2.286cm">
          <text:p text:style-name="P1"><text:span text:style-name="T1">background-data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3" draw:id="id23" draw:layer="layout" svg:width="3.555cm" svg:height="1.016cm" svg:x="22.605cm" svg:y="2.032cm">
          <text:p text:style-name="P1"><text:span text:style-name="T1">forecast-eps-fy1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" draw:id="id1" draw:layer="layout" svg:width="2.284cm" svg:height="1.524cm" svg:x="2.031cm" svg:y="2.031cm">
          <text:p text:style-name="P1"><text:span text:style-name="T1">fy1.s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2" draw:id="id2" draw:layer="layout" svg:width="3.301cm" svg:height="1.524cm" svg:x="4.064cm" svg:y="4.826cm">
          <text:p text:style-name="P1"><text:span text:style-name="T1">Ibescrspcomp2.tx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3.173cm" svg:y1="3.555cm" svg:x2="4.064cm" svg:y2="5.588cm" draw:start-shape="id1" draw:start-glue-point="6" draw:end-shape="id2" draw:end-glue-point="6" svg:d="m3173 3555v2033h891" svg:viewBox="0 0 892 2034">
          <text:p/>
        </draw:connector>
        <draw:connector draw:style-name="gr3" draw:text-style-name="P1" draw:layer="layout" svg:x1="5.715cm" svg:y1="4.826cm" svg:x2="7.615cm" svg:y2="3.301cm" draw:start-shape="id2" draw:start-glue-point="4" draw:end-shape="id3" draw:end-glue-point="6" svg:d="m5715 4826v-762h1900v-763" svg:viewBox="0 0 1901 1526">
          <text:p/>
        </draw:connector>
        <draw:custom-shape draw:style-name="gr2" draw:text-style-name="P2" xml:id="id4" draw:id="id4" draw:layer="layout" svg:width="6.348cm" svg:height="1.524cm" svg:x="1.78cm" svg:y="13.716cm">
          <text:p text:style-name="P1"><text:span text:style-name="T1">'nominal gdp quarterly yoy chg.csv'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4.57cm" svg:height="1.524cm" svg:x="1.78cm" svg:y="15.748cm">
          <text:p text:style-name="P1"><text:span text:style-name="T1">unemployment2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2.539cm" svg:height="1.524cm" svg:x="1.779cm" svg:y="18.542cm">
          <text:p text:style-name="P1"><text:span text:style-name="T1">ppi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.78cm" svg:y1="14.478cm" svg:x2="2.031cm" svg:y2="2.793cm" draw:start-shape="id4" draw:start-glue-point="6" draw:end-shape="id1" draw:end-glue-point="5" svg:d="m1780 14478h-501v-11685h752" svg:viewBox="0 0 753 11686">
          <text:p/>
        </draw:connector>
        <draw:connector draw:style-name="gr3" draw:text-style-name="P1" draw:layer="layout" svg:x1="1.78cm" svg:y1="16.51cm" svg:x2="2.031cm" svg:y2="2.793cm" draw:start-shape="id5" draw:start-glue-point="6" draw:end-shape="id1" draw:end-glue-point="5" svg:d="m1780 16510h-501v-13717h752" svg:viewBox="0 0 753 13718">
          <text:p/>
        </draw:connector>
        <draw:connector draw:style-name="gr3" draw:text-style-name="P1" draw:layer="layout" svg:x1="1.779cm" svg:y1="19.304cm" svg:x2="2.031cm" svg:y2="2.793cm" draw:start-shape="id6" draw:start-glue-point="6" draw:end-shape="id1" draw:end-glue-point="5" svg:d="m1779 19304h-502v-16511h754" svg:viewBox="0 0 755 16512">
          <text:p/>
        </draw:connector>
        <draw:custom-shape draw:style-name="gr2" draw:text-style-name="P2" xml:id="id7" draw:id="id7" draw:layer="layout" svg:width="3.301cm" svg:height="1.27cm" svg:x="9.902cm" svg:y="5.588cm">
          <text:p text:style-name="P1"><text:span text:style-name="T1">fy1-data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8.884cm" svg:y1="2.666cm" svg:x2="9.902cm" svg:y2="6.223cm" draw:start-shape="id3" draw:start-glue-point="7" draw:end-shape="id7" draw:end-glue-point="6" svg:d="m8884 2666h509v3557h509" svg:viewBox="0 0 1019 3558">
          <text:p/>
        </draw:connector>
        <draw:custom-shape draw:style-name="gr1" draw:text-style-name="P2" xml:id="id10" draw:id="id10" draw:layer="layout" svg:width="3.301cm" svg:height="1.27cm" svg:x="10.923cm" svg:y="2.032cm">
          <text:p text:style-name="P1"><text:span text:style-name="T1">prep-data-short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9" draw:id="id9" draw:layer="layout" svg:width="3.301cm" svg:height="1.27cm" svg:x="9.907cm" svg:y="9.144cm">
          <text:p text:style-name="P1"><text:span text:style-name="T1">fy1_2_3-data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8.884cm" svg:y1="2.666cm" svg:x2="9.907cm" svg:y2="8.001cm" draw:start-shape="id3" draw:start-glue-point="7" draw:end-shape="id8" draw:end-glue-point="6" svg:d="m8884 2666h511v5335h512" svg:viewBox="0 0 1024 5336">
          <text:p/>
        </draw:connector>
        <draw:connector draw:style-name="gr3" draw:text-style-name="P1" draw:layer="layout" svg:x1="8.884cm" svg:y1="2.666cm" svg:x2="9.907cm" svg:y2="9.779cm" draw:start-shape="id3" draw:start-glue-point="7" draw:end-shape="id9" svg:d="m8884 2666h511v7113h512" svg:viewBox="0 0 1024 7114">
          <text:p/>
        </draw:connector>
        <draw:custom-shape draw:style-name="gr2" draw:text-style-name="P2" xml:id="id11" draw:id="id11" draw:layer="layout" svg:width="3.301cm" svg:height="1.524cm" svg:x="16.002cm" svg:y="6.604cm">
          <text:p text:style-name="P1"><text:span text:style-name="T1">fy1-data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2" draw:id="id12" draw:layer="layout" svg:width="3.301cm" svg:height="1.015cm" svg:x="16.002cm" svg:y="9.145cm">
          <text:p text:style-name="P1"><text:span text:style-name="T1">fy2-data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3" draw:id="id13" draw:layer="layout" svg:width="3.301cm" svg:height="1.268cm" svg:x="16.002cm" svg:y="11.686cm">
          <text:p text:style-name="P1"><text:span text:style-name="T1">fy3-data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4" draw:id="id14" draw:layer="layout" svg:width="3.805cm" svg:height="1.27cm" svg:x="16.006cm" svg:y="14.478cm">
          <text:p text:style-name="P1"><text:span text:style-name="T1">fy1_2-data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5" draw:id="id15" draw:layer="layout" svg:width="4.059cm" svg:height="1.016cm" svg:x="16.006cm" svg:y="17.018cm">
          <text:p text:style-name="P1"><text:span text:style-name="T1">fy1_2_3-data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4.224cm" svg:y1="2.667cm" svg:x2="16.002cm" svg:y2="7.366cm" draw:start-shape="id10" draw:start-glue-point="7" draw:end-shape="id11" draw:end-glue-point="6" svg:d="m14224 2667h889v4699h889" svg:viewBox="0 0 1779 4700">
          <text:p/>
        </draw:connector>
        <draw:connector draw:style-name="gr3" draw:text-style-name="P1" draw:layer="layout" svg:x1="14.224cm" svg:y1="2.667cm" svg:x2="16.002cm" svg:y2="9.653cm" draw:start-shape="id10" draw:start-glue-point="7" draw:end-shape="id12" draw:end-glue-point="6" svg:d="m14224 2667h889v6986h889" svg:viewBox="0 0 1779 6987">
          <text:p/>
        </draw:connector>
        <draw:connector draw:style-name="gr3" draw:text-style-name="P1" draw:layer="layout" svg:x1="14.224cm" svg:y1="2.667cm" svg:x2="16.002cm" svg:y2="12.32cm" draw:start-shape="id10" draw:start-glue-point="7" draw:end-shape="id13" svg:d="m14224 2667h889v9653h889" svg:viewBox="0 0 1779 9654">
          <text:p/>
        </draw:connector>
        <draw:connector draw:style-name="gr3" draw:text-style-name="P1" draw:layer="layout" svg:x1="14.224cm" svg:y1="2.667cm" svg:x2="16.006cm" svg:y2="15.113cm" draw:start-shape="id10" draw:start-glue-point="7" draw:end-shape="id14" svg:d="m14224 2667h891v12446h891" svg:viewBox="0 0 1783 12447">
          <text:p/>
        </draw:connector>
        <draw:connector draw:style-name="gr3" draw:text-style-name="P1" draw:layer="layout" svg:x1="14.224cm" svg:y1="2.667cm" svg:x2="16.006cm" svg:y2="17.526cm" draw:start-shape="id10" draw:start-glue-point="7" draw:end-shape="id15" draw:end-glue-point="6" svg:d="m14224 2667h891v14859h891" svg:viewBox="0 0 1783 14860">
          <text:p/>
        </draw:connector>
        <draw:connector draw:style-name="gr3" draw:text-style-name="P1" draw:layer="layout" svg:x1="5.715cm" svg:y1="4.826cm" svg:x2="12.573cm" svg:y2="3.302cm" draw:start-shape="id2" draw:start-glue-point="4" draw:end-shape="id10" svg:d="m5715 4826v-761h6858v-763" svg:viewBox="0 0 6859 1525">
          <text:p/>
        </draw:connector>
        <draw:connector draw:style-name="gr3" draw:text-style-name="P1" draw:layer="layout" svg:x1="13.203cm" svg:y1="6.223cm" svg:x2="17.779cm" svg:y2="3.302cm" draw:start-shape="id7" draw:start-glue-point="10" draw:end-shape="id16" draw:end-glue-point="6" svg:d="m13203 6223h4576v-2921" svg:viewBox="0 0 4577 2922">
          <text:p/>
        </draw:connector>
        <draw:connector draw:style-name="gr3" draw:text-style-name="P1" draw:layer="layout" draw:line-skew="0cm 0.126cm" svg:x1="19.303cm" svg:y1="7.366cm" svg:x2="17.779cm" svg:y2="3.302cm" draw:start-shape="id11" draw:start-glue-point="10" draw:end-shape="id16" draw:end-glue-point="6" svg:d="m19303 7366h500v-2286h-2024v-1778" svg:viewBox="0 0 2025 4065">
          <text:p/>
        </draw:connector>
        <draw:custom-shape draw:style-name="gr2" draw:text-style-name="P2" xml:id="id17" draw:id="id17" draw:layer="layout" svg:width="3.301cm" svg:height="1.015cm" svg:x="23.877cm" svg:y="5.335cm">
          <text:p text:style-name="P1"><text:span text:style-name="T1">X</text:span></text:p>
          <text:p text:style-name="P1"><text:span text:style-name="T1">(R object)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8" draw:id="id18" draw:layer="layout" svg:width="3.301cm" svg:height="1.015cm" svg:x="21.844cm" svg:y="6.86cm">
          <text:p text:style-name="P1"><text:span text:style-name="T1">X.short</text:span></text:p>
          <text:p text:style-name="P1"><text:span text:style-name="T1">(R object)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9.556cm" svg:y1="2.794cm" svg:x2="23.877cm" svg:y2="5.843cm" draw:start-shape="id16" draw:start-glue-point="7" draw:end-shape="id17" draw:end-glue-point="6" svg:d="m19556 2794h2160v3049h2161" svg:viewBox="0 0 4322 3050">
          <text:p/>
        </draw:connector>
        <draw:connector draw:style-name="gr3" draw:text-style-name="P1" draw:layer="layout" svg:x1="19.556cm" svg:y1="2.794cm" svg:x2="21.844cm" svg:y2="7.368cm" draw:start-shape="id16" draw:start-glue-point="7" draw:end-shape="id18" draw:end-glue-point="6" svg:d="m19556 2794h1144v4574h1144" svg:viewBox="0 0 2289 4575">
          <text:p/>
        </draw:connector>
        <draw:custom-shape draw:style-name="gr1" draw:text-style-name="P2" xml:id="id19" draw:id="id19" draw:layer="layout" svg:width="2.284cm" svg:height="1.524cm" svg:x="1.016cm" svg:y="6.604cm">
          <text:p text:style-name="P1"><text:span text:style-name="T1">fy2.s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0" draw:id="id20" draw:layer="layout" svg:width="2.284cm" svg:height="1.524cm" svg:x="0.766cm" svg:y="10.414cm">
          <text:p text:style-name="P1"><text:span text:style-name="T1">fy2.s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.779cm" svg:y1="19.304cm" svg:x2="1.016cm" svg:y2="7.366cm" draw:start-shape="id6" draw:start-glue-point="6" draw:end-shape="id19" draw:end-glue-point="5" svg:d="m1779 19304h-1264v-11938h501" svg:viewBox="0 0 1265 11939">
          <text:p/>
        </draw:connector>
        <draw:connector draw:style-name="gr3" draw:text-style-name="P1" draw:layer="layout" svg:x1="1.779cm" svg:y1="19.304cm" svg:x2="0.766cm" svg:y2="11.176cm" draw:start-shape="id6" draw:start-glue-point="6" draw:end-shape="id20" svg:d="m1779 19304h-1514v-8128h501" svg:viewBox="0 0 1515 8129">
          <text:p/>
        </draw:connector>
        <draw:connector draw:style-name="gr3" draw:text-style-name="P1" draw:layer="layout" svg:x1="1.78cm" svg:y1="16.51cm" svg:x2="1.016cm" svg:y2="7.366cm" draw:start-shape="id5" draw:start-glue-point="6" draw:end-shape="id19" draw:end-glue-point="5" svg:d="m1780 16510h-1265v-9144h501" svg:viewBox="0 0 1266 9145">
          <text:p/>
        </draw:connector>
        <draw:connector draw:style-name="gr3" draw:text-style-name="P1" draw:layer="layout" svg:x1="1.78cm" svg:y1="16.51cm" svg:x2="0.766cm" svg:y2="11.176cm" draw:start-shape="id5" draw:start-glue-point="6" draw:end-shape="id20" draw:end-glue-point="5" svg:d="m1780 16510h-1515v-5334h501" svg:viewBox="0 0 1516 5335">
          <text:p/>
        </draw:connector>
        <draw:connector draw:style-name="gr3" draw:text-style-name="P1" draw:layer="layout" svg:x1="1.78cm" svg:y1="14.478cm" svg:x2="1.016cm" svg:y2="7.366cm" draw:start-shape="id4" draw:start-glue-point="6" draw:end-shape="id19" draw:end-glue-point="5" svg:d="m1780 14478h-1265v-7112h501" svg:viewBox="0 0 1266 7113">
          <text:p/>
        </draw:connector>
        <draw:connector draw:style-name="gr3" draw:text-style-name="P1" draw:layer="layout" svg:x1="1.78cm" svg:y1="14.478cm" svg:x2="0.766cm" svg:y2="11.176cm" draw:start-shape="id4" draw:start-glue-point="6" draw:end-shape="id20" draw:end-glue-point="5" svg:d="m1780 14478h-1515v-3302h501" svg:viewBox="0 0 1516 3303">
          <text:p/>
        </draw:connector>
        <draw:custom-shape draw:style-name="gr2" draw:text-style-name="P2" xml:id="id21" draw:id="id21" draw:layer="layout" svg:width="3.555cm" svg:height="1.524cm" svg:x="4.06cm" svg:y="6.604cm">
          <text:p text:style-name="P1"><text:span text:style-name="T1">Ibescrspcomp2-2.tx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2" draw:id="id22" draw:layer="layout" svg:width="3.555cm" svg:height="1.524cm" svg:x="4.319cm" svg:y="8.382cm">
          <text:p text:style-name="P1"><text:span text:style-name="T1">Ibescrspcomp2-3.tx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3.3cm" svg:y1="7.366cm" svg:x2="4.06cm" svg:y2="7.366cm" draw:start-shape="id19" draw:start-glue-point="7" draw:end-shape="id21" draw:end-glue-point="6" svg:d="m3300 7366h760" svg:viewBox="0 0 761 1">
          <text:p/>
        </draw:connector>
        <draw:connector draw:style-name="gr3" draw:text-style-name="P1" draw:layer="layout" svg:x1="3.05cm" svg:y1="11.176cm" svg:x2="4.319cm" svg:y2="9.144cm" draw:start-shape="id20" draw:start-glue-point="7" draw:end-shape="id22" draw:end-glue-point="6" svg:d="m3050 11176h635v-2032h634" svg:viewBox="0 0 1270 2033">
          <text:p/>
        </draw:connector>
        <draw:connector draw:style-name="gr3" draw:text-style-name="P1" draw:layer="layout" svg:x1="7.615cm" svg:y1="7.366cm" svg:x2="7.615cm" svg:y2="3.301cm" draw:start-shape="id21" draw:start-glue-point="10" draw:end-shape="id3" draw:end-glue-point="6" svg:d="m7615 7366h501v-2413h-501v-1652" svg:viewBox="0 0 502 4066">
          <text:p/>
        </draw:connector>
        <draw:connector draw:style-name="gr3" draw:text-style-name="P1" draw:layer="layout" svg:x1="7.874cm" svg:y1="9.144cm" svg:x2="7.615cm" svg:y2="3.301cm" draw:start-shape="id22" draw:start-glue-point="10" draw:end-shape="id3" draw:end-glue-point="6" svg:d="m7874 9144h501v-3302h-760v-2541" svg:viewBox="0 0 761 5844">
          <text:p/>
        </draw:connector>
        <draw:custom-shape draw:style-name="gr2" draw:text-style-name="P2" xml:id="id8" draw:id="id8" draw:layer="layout" svg:width="3.301cm" svg:height="1.27cm" svg:x="9.907cm" svg:y="7.366cm">
          <text:p text:style-name="P1"><text:span text:style-name="T1">fy1_2-data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25.528cm" svg:y1="5.335cm" svg:x2="24.383cm" svg:y2="3.048cm" draw:start-shape="id17" draw:start-glue-point="4" draw:end-shape="id23" draw:end-glue-point="6" svg:d="m25528 5335v-1143h-1145v-1144" svg:viewBox="0 0 1146 2288">
          <text:p/>
        </draw:connector>
        <draw:connector draw:style-name="gr3" draw:text-style-name="P1" draw:layer="layout" svg:x1="23.495cm" svg:y1="6.86cm" svg:x2="24.382cm" svg:y2="3.048cm" draw:start-shape="id18" draw:start-glue-point="4" draw:end-shape="id23" draw:end-glue-point="2" svg:d="m23495 6860v-1906h887v-1906" svg:viewBox="0 0 888 3813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xml:id="id43" draw:id="id43" draw:layer="layout" svg:width="3.555cm" svg:height="1.524cm" svg:x="0.508cm" svg:y="12.954cm">
          <text:p text:style-name="P1"><text:span text:style-name="T1">Ibescrspcomp2-3.tx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4" draw:id="id44" draw:layer="layout" svg:width="3.555cm" svg:height="1.524cm" svg:x="1.016cm" svg:y="8.868cm">
          <text:p text:style-name="P1"><text:span text:style-name="T1">Ibescrspcomp2-2.tx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.906cm" svg:y1="5.335cm" svg:x2="3.81cm" svg:y2="2.529cm" draw:start-shape="id24" draw:start-glue-point="4" draw:end-shape="id25" draw:end-glue-point="5" svg:d="m1906 5335v-2806h1904" svg:viewBox="0 0 1905 2807">
          <text:p/>
        </draw:connector>
        <draw:custom-shape draw:style-name="gr1" draw:text-style-name="P2" xml:id="id25" draw:id="id25" draw:layer="layout" svg:width="3.555cm" svg:height="1.038cm" svg:x="3.81cm" svg:y="2.01cm">
          <text:p text:style-name="P1"><text:span text:style-name="T1">forecast-eps-fy1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26" draw:id="id26" draw:layer="layout" svg:width="3.301cm" svg:height="1.015cm" svg:x="0.254cm" svg:y="4.065cm">
          <text:p text:style-name="P1"><text:span text:style-name="T1">X</text:span></text:p>
          <text:p text:style-name="P1"><text:span text:style-name="T1">(R object)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2" xml:id="id24" draw:id="id24" draw:layer="layout" svg:width="3.301cm" svg:height="1.015cm" svg:x="0.255cm" svg:y="5.335cm">
          <text:p text:style-name="P1"><text:span text:style-name="T1">X.short</text:span></text:p>
          <text:p text:style-name="P1"><text:span text:style-name="T1">(R object)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.905cm" svg:y1="4.065cm" svg:x2="3.81cm" svg:y2="2.529cm" draw:start-shape="id26" draw:start-glue-point="4" draw:end-shape="id25" draw:end-glue-point="5" svg:d="m1905 4065v-1536h1905" svg:viewBox="0 0 1906 1537">
          <text:p/>
        </draw:connector>
        <draw:custom-shape draw:style-name="gr2" draw:text-style-name="P2" xml:id="id27" draw:id="id27" draw:layer="layout" svg:width="4.572cm" svg:height="1.015cm" svg:x="4.318cm" svg:y="6.604cm">
          <text:p text:style-name="P1"><text:span text:style-name="T1">forecasts-eps-fy1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9" draw:id="id29" draw:layer="layout" svg:width="3.555cm" svg:height="1.038cm" svg:x="9.399cm" svg:y="2.01cm">
          <text:p text:style-name="P1"><text:span text:style-name="T1">evaluate-eps-fy1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28" draw:id="id28" draw:layer="layout" svg:width="5.08cm" svg:height="1.015cm" svg:x="4.318cm" svg:y="8.383cm">
          <text:p text:style-name="P1"><text:span text:style-name="T1">forecasts-eps-fy1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5.588cm" svg:y1="3.048cm" svg:x2="6.604cm" svg:y2="6.604cm" draw:start-shape="id25" draw:start-glue-point="6" draw:end-shape="id27" svg:d="m5588 3048v1778h1016v1778" svg:viewBox="0 0 1017 3557">
          <text:p/>
        </draw:connector>
        <draw:connector draw:style-name="gr3" draw:text-style-name="P1" draw:layer="layout" svg:x1="5.588cm" svg:y1="3.048cm" svg:x2="4.318cm" svg:y2="8.891cm" draw:start-shape="id25" draw:start-glue-point="6" draw:end-shape="id28" draw:end-glue-point="6" svg:d="m5588 3048v2668h-1771v3175h501" svg:viewBox="0 0 1772 5844">
          <text:p/>
        </draw:connector>
        <draw:connector draw:style-name="gr3" draw:text-style-name="P1" draw:layer="layout" svg:x1="8.89cm" svg:y1="7.112cm" svg:x2="11.176cm" svg:y2="3.048cm" draw:start-shape="id27" draw:start-glue-point="10" draw:end-shape="id29" draw:end-glue-point="2" svg:d="m8890 7112h2286v-4064" svg:viewBox="0 0 2287 4065">
          <text:p/>
        </draw:connector>
        <draw:connector draw:style-name="gr3" draw:text-style-name="P1" draw:layer="layout" svg:x1="9.398cm" svg:y1="8.891cm" svg:x2="11.177cm" svg:y2="3.048cm" draw:start-shape="id28" draw:start-glue-point="10" draw:end-shape="id29" draw:end-glue-point="6" svg:d="m9398 8891h1779v-5843" svg:viewBox="0 0 1780 5844">
          <text:p/>
        </draw:connector>
        <draw:custom-shape draw:style-name="gr2" draw:text-style-name="P2" xml:id="id30" draw:id="id30" draw:layer="layout" svg:width="4.572cm" svg:height="1.015cm" svg:x="13.208cm" svg:y="8.636cm">
          <text:p text:style-name="P1"><text:span text:style-name="T1">forecasts-eps-fy1-all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2.954cm" svg:y1="2.529cm" svg:x2="15.494cm" svg:y2="8.636cm" draw:start-shape="id29" draw:start-glue-point="7" draw:end-shape="id30" draw:end-glue-point="4" svg:d="m12954 2529h2540v6107" svg:viewBox="0 0 2541 6108">
          <text:p/>
        </draw:connector>
        <draw:custom-shape draw:style-name="gr1" draw:text-style-name="P2" xml:id="id31" draw:id="id31" draw:layer="layout" svg:width="3.555cm" svg:height="1.038cm" svg:x="17.781cm" svg:y="2.032cm">
          <text:p text:style-name="P1"><text:span text:style-name="T1">combine-forecasts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7.78cm" svg:y1="9.144cm" svg:x2="19.559cm" svg:y2="3.07cm" draw:start-shape="id30" draw:start-glue-point="10" draw:end-shape="id31" draw:end-glue-point="6" svg:d="m17780 9144h1779v-6074" svg:viewBox="0 0 1780 6075">
          <text:p/>
        </draw:connector>
        <draw:custom-shape draw:style-name="gr2" draw:text-style-name="P2" xml:id="id33" draw:id="id33" draw:layer="layout" svg:width="4.572cm" svg:height="1.015cm" svg:x="13.208cm" svg:y="12.7cm">
          <text:p text:style-name="P1"><text:span text:style-name="T1">forecasts-eps-fy3-all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2" draw:id="id32" draw:layer="layout" svg:width="4.572cm" svg:height="1.015cm" svg:x="13.208cm" svg:y="10.415cm">
          <text:p text:style-name="P1"><text:span text:style-name="T1">forecasts-eps-fy2-all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7.78cm" svg:y1="10.923cm" svg:x2="19.559cm" svg:y2="3.07cm" draw:start-shape="id32" draw:start-glue-point="10" draw:end-shape="id31" draw:end-glue-point="6" svg:d="m17780 10923h1779v-7853" svg:viewBox="0 0 1780 7854">
          <text:p/>
        </draw:connector>
        <draw:connector draw:style-name="gr3" draw:text-style-name="P1" draw:layer="layout" svg:x1="17.78cm" svg:y1="13.208cm" svg:x2="19.559cm" svg:y2="3.07cm" draw:start-shape="id33" draw:start-glue-point="10" draw:end-shape="id31" draw:end-glue-point="6" svg:d="m17780 13208h1779v-10138" svg:viewBox="0 0 1780 10139">
          <text:p/>
        </draw:connector>
        <draw:custom-shape draw:style-name="gr1" draw:text-style-name="P2" xml:id="id34" draw:id="id34" draw:layer="layout" svg:width="3.555cm" svg:height="1.038cm" svg:x="4.064cm" svg:y="10.392cm">
          <text:p text:style-name="P1"><text:span text:style-name="T1">forecast-eps-fy2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.906cm" svg:y1="6.35cm" svg:x2="4.064cm" svg:y2="10.911cm" draw:start-shape="id24" draw:start-glue-point="8" draw:end-shape="id34" draw:end-glue-point="5" svg:d="m1906 6350v4561h2158" svg:viewBox="0 0 2159 4562">
          <text:p/>
        </draw:connector>
        <draw:custom-shape draw:style-name="gr2" draw:text-style-name="P2" xml:id="id35" draw:id="id35" draw:layer="layout" svg:width="4.572cm" svg:height="1.015cm" svg:x="5.08cm" svg:y="12.954cm">
          <text:p text:style-name="P1"><text:span text:style-name="T1">forecasts-eps-fy2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6" draw:id="id36" draw:layer="layout" svg:width="5.334cm" svg:height="1.015cm" svg:x="4.064cm" svg:y="14.479cm">
          <text:p text:style-name="P1"><text:span text:style-name="T1">forecasts-eps-fy2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5.842cm" svg:y1="11.43cm" svg:x2="7.366cm" svg:y2="12.954cm" draw:start-shape="id34" draw:start-glue-point="6" draw:end-shape="id35" draw:end-glue-point="4" svg:d="m5842 11430v762h1524v762" svg:viewBox="0 0 1525 1525">
          <text:p/>
        </draw:connector>
        <draw:connector draw:style-name="gr3" draw:text-style-name="P1" draw:layer="layout" svg:x1="5.842cm" svg:y1="11.43cm" svg:x2="4.064cm" svg:y2="14.987cm" draw:start-shape="id34" draw:start-glue-point="6" draw:end-shape="id36" draw:end-glue-point="6" svg:d="m5842 11430v1525h-2279v2032h501" svg:viewBox="0 0 2280 3558">
          <text:p/>
        </draw:connector>
        <draw:custom-shape draw:style-name="gr1" draw:text-style-name="P2" xml:id="id37" draw:id="id37" draw:layer="layout" svg:width="3.555cm" svg:height="1.038cm" svg:x="8.89cm" svg:y="10.414cm">
          <text:p text:style-name="P1"><text:span text:style-name="T1">evaluate-eps-fy2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9.652cm" svg:y1="13.462cm" svg:x2="10.668cm" svg:y2="11.452cm" draw:start-shape="id35" draw:start-glue-point="10" draw:end-shape="id37" draw:end-glue-point="6" svg:d="m9652 13462h1016v-2010" svg:viewBox="0 0 1017 2011">
          <text:p/>
        </draw:connector>
        <draw:connector draw:style-name="gr3" draw:text-style-name="P1" draw:layer="layout" svg:x1="9.398cm" svg:y1="14.987cm" svg:x2="10.668cm" svg:y2="11.452cm" draw:start-shape="id36" draw:start-glue-point="10" draw:end-shape="id37" draw:end-glue-point="6" svg:d="m9398 14987h1270v-3535" svg:viewBox="0 0 1271 3536">
          <text:p/>
        </draw:connector>
        <draw:connector draw:style-name="gr3" draw:text-style-name="P1" draw:layer="layout" svg:x1="12.445cm" svg:y1="10.933cm" svg:x2="13.208cm" svg:y2="10.923cm" draw:start-shape="id37" draw:start-glue-point="7" draw:end-shape="id32" draw:end-glue-point="6" svg:d="m12445 10933h382v-10h381" svg:viewBox="0 0 764 11">
          <text:p/>
        </draw:connector>
        <draw:custom-shape draw:style-name="gr1" draw:text-style-name="P2" xml:id="id38" draw:id="id38" draw:layer="layout" svg:width="3.555cm" svg:height="1.038cm" svg:x="3.049cm" svg:y="16.234cm">
          <text:p text:style-name="P1"><text:span text:style-name="T1">forecast-eps-fy3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39" draw:id="id39" draw:layer="layout" svg:width="4.572cm" svg:height="1.015cm" svg:x="4.819cm" svg:y="18.288cm">
          <text:p text:style-name="P1"><text:span text:style-name="T1">forecasts-eps-fy3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40" draw:id="id40" draw:layer="layout" svg:width="5.334cm" svg:height="1.015cm" svg:x="3.803cm" svg:y="19.813cm">
          <text:p text:style-name="P1"><text:span text:style-name="T1">forecasts-eps-fy3-short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4.827cm" svg:y1="17.272cm" svg:x2="7.105cm" svg:y2="18.288cm" draw:start-shape="id38" draw:start-glue-point="6" draw:end-shape="id39" draw:end-glue-point="4" svg:d="m4827 17272v508h2278v508" svg:viewBox="0 0 2279 1017">
          <text:p/>
        </draw:connector>
        <draw:connector draw:style-name="gr3" draw:text-style-name="P1" draw:layer="layout" svg:x1="4.827cm" svg:y1="17.272cm" svg:x2="3.803cm" svg:y2="20.321cm" draw:start-shape="id38" draw:start-glue-point="6" draw:end-shape="id40" draw:end-glue-point="6" svg:d="m4827 17272v1271h-1525v1778h501" svg:viewBox="0 0 1526 3050">
          <text:p/>
        </draw:connector>
        <draw:custom-shape draw:style-name="gr1" draw:text-style-name="P2" xml:id="id41" draw:id="id41" draw:layer="layout" svg:width="3.555cm" svg:height="1.038cm" svg:x="8.128cm" svg:y="16.256cm">
          <text:p text:style-name="P1"><text:span text:style-name="T1">evaluate-eps-fy3.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9.391cm" svg:y1="18.796cm" svg:x2="9.906cm" svg:y2="17.294cm" draw:start-shape="id39" draw:start-glue-point="10" draw:end-shape="id41" draw:end-glue-point="6" svg:d="m9391 18796h515v-1502" svg:viewBox="0 0 516 1503">
          <text:p/>
        </draw:connector>
        <draw:connector draw:style-name="gr3" draw:text-style-name="P1" draw:layer="layout" svg:x1="9.137cm" svg:y1="20.321cm" svg:x2="9.906cm" svg:y2="17.294cm" draw:start-shape="id40" draw:start-glue-point="10" draw:end-shape="id41" draw:end-glue-point="6" svg:d="m9137 20321h769v-3027" svg:viewBox="0 0 770 3028">
          <text:p/>
        </draw:connector>
        <draw:connector draw:style-name="gr3" draw:text-style-name="P1" draw:layer="layout" svg:x1="11.683cm" svg:y1="16.775cm" svg:x2="13.208cm" svg:y2="13.207cm" draw:start-shape="id41" draw:start-glue-point="7" draw:end-shape="id33" svg:d="m11683 16775h763v-3568h762" svg:viewBox="0 0 1526 3569">
          <text:p/>
        </draw:connector>
        <draw:connector draw:style-name="gr3" draw:text-style-name="P1" draw:layer="layout" svg:x1="1.906cm" svg:y1="6.35cm" svg:x2="3.049cm" svg:y2="16.753cm" draw:start-shape="id24" draw:start-glue-point="8" draw:end-shape="id38" draw:end-glue-point="5" svg:d="m1906 6350v10403h1143" svg:viewBox="0 0 1144 10404">
          <text:p/>
        </draw:connector>
        <draw:custom-shape draw:style-name="gr2" draw:text-style-name="P2" xml:id="id42" draw:id="id42" draw:layer="layout" svg:width="4.572cm" svg:height="1.015cm" svg:x="22.86cm" svg:y="8.383cm">
          <text:p text:style-name="P1"><text:span text:style-name="T1">combine-forecasts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21.336cm" svg:y1="2.551cm" svg:x2="22.86cm" svg:y2="8.891cm" draw:start-shape="id31" draw:start-glue-point="7" draw:end-shape="id42" draw:end-glue-point="6" svg:d="m21336 2551h762v6340h762" svg:viewBox="0 0 1525 6341">
          <text:p/>
        </draw:connector>
        <draw:connector draw:style-name="gr3" draw:text-style-name="P1" draw:layer="layout" svg:x1="2.286cm" svg:y1="14.478cm" svg:x2="3.049cm" svg:y2="16.753cm" draw:start-shape="id43" draw:start-glue-point="8" draw:end-shape="id38" draw:end-glue-point="5" svg:d="m2286 14478v2275h763" svg:viewBox="0 0 764 2276">
          <text:p/>
        </draw:connector>
        <draw:connector draw:style-name="gr3" draw:text-style-name="P1" draw:layer="layout" svg:x1="2.794cm" svg:y1="10.392cm" svg:x2="4.064cm" svg:y2="10.911cm" draw:start-shape="id44" draw:start-glue-point="8" draw:end-shape="id34" draw:end-glue-point="5" svg:d="m2794 10392v519h1270" svg:viewBox="0 0 1271 520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2" xml:id="id45" draw:id="id45" draw:layer="layout" svg:width="4.572cm" svg:height="1.015cm" svg:x="1.27cm" svg:y="7.112cm">
          <text:p text:style-name="P1"><text:span text:style-name="T1">combine-forecasts.cs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6" draw:id="id46" draw:layer="layout" svg:width="3.555cm" svg:height="1.038cm" svg:x="2.033cm" svg:y="2.264cm">
          <text:p text:style-name="P1"><text:span text:style-name="T1">'get returns.sas'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.27cm" svg:y1="7.62cm" svg:x2="2.033cm" svg:y2="2.783cm" draw:start-shape="id45" draw:start-glue-point="6" draw:end-shape="id46" draw:end-glue-point="5" svg:d="m1270 7620h-501v-4837h1264" svg:viewBox="0 0 1265 4838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8cm" svg:y="0.836cm" presentation:class="title" presentation:placeholder="true">
          <draw:text-box/>
        </draw:frame>
        <draw:frame presentation:style-name="pr4" draw:layer="layout" svg:width="24.631cm" svg:height="12.182cm" svg:x="1.398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93cm" svg:x="1cm" svg:y="4.174cm"/>
      <draw:page-thumbnail draw:layer="backgroundobjects" svg:width="9.294cm" svg:height="3.493cm" svg:x="1cm" svg:y="12.222cm"/>
      <draw:page-thumbnail draw:layer="backgroundobjects" svg:width="9.294cm" svg:height="3.493cm" svg:x="1cm" svg:y="20.27cm"/>
      <draw:page-thumbnail draw:layer="backgroundobjects" svg:width="9.294cm" svg:height="3.493cm" svg:x="11.295cm" svg:y="4.174cm"/>
      <draw:page-thumbnail draw:layer="backgroundobjects" svg:width="9.294cm" svg:height="3.493cm" svg:x="11.295cm" svg:y="12.222cm"/>
      <draw:page-thumbnail draw:layer="backgroundobjects" svg:width="9.294cm" svg:height="3.493cm" svg:x="11.295cm" svg:y="20.27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4.631cm" svg:height="12.183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cm" svg:y="19.1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7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ggie </meta:initial-creator>
    <meta:creation-date>2014-11-12T18:13:35</meta:creation-date>
    <dc:date>2014-11-19T15:16:17</dc:date>
    <dc:creator>reggie </dc:creator>
    <meta:editing-duration>P1DT23M40S</meta:editing-duration>
    <meta:editing-cycles>12</meta:editing-cycles>
    <meta:generator>LibreOffice/3.5$Linux_X86_64 LibreOffice_project/350m1$Build-2</meta:generator>
    <meta:document-statistic meta:object-count="133"/>
  </office:meta>
</office:document-meta>
</file>